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1AC44B9E06B12FC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5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27cm"/>
    </style:style>
    <style:style style:name="gr18" style:family="graphic" style:parent-style-name="standard">
      <style:graphic-properties draw:stroke="none" svg:stroke-color="#999999" draw:fill="none" fo:min-height="9.72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2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27cm"/>
    </style:style>
    <style:style style:name="gr22" style:family="graphic" style:parent-style-name="standard">
      <style:graphic-properties draw:stroke="none" svg:stroke-color="#999999" draw:fill="none" fo:min-height="1.78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pr1" style:family="presentation" style:parent-style-name="bebo_5f_minimal-title">
      <style:graphic-properties draw:auto-grow-height="true" fo:min-height="2.286cm"/>
    </style:style>
    <style:style style:name="pr2" style:family="presentation" style:parent-style-name="bebo_5f_minimal-subtitle">
      <style:graphic-properties draw:fill-color="#ffffff" fo:min-height="3.51cm"/>
    </style:style>
    <style:style style:name="pr3" style:family="presentation" style:parent-style-name="bebo_5f_minimal-subtitle">
      <style:graphic-properties draw:fill-color="#ffffff" fo:min-height="5.957cm"/>
    </style:style>
    <style:style style:name="pr4" style:family="presentation" style:parent-style-name="bebo_5f_minimal-notes">
      <style:graphic-properties draw:fill-color="#ffffff" draw:auto-grow-height="true" fo:min-height="12.572cm"/>
    </style:style>
    <style:style style:name="pr5" style:family="presentation" style:parent-style-name="bebo_5f_minimal-title" style:list-style-name="L5">
      <style:graphic-properties fo:min-height="2.465cm"/>
    </style:style>
    <style:style style:name="pr6" style:family="presentation" style:parent-style-name="bebo_5f_minimal-outline1">
      <style:graphic-properties fo:min-height="11.929cm"/>
    </style:style>
    <style:style style:name="pr7" style:family="presentation" style:parent-style-name="bebo_5f_minimal-title" style:list-style-name="L5">
      <style:graphic-properties fo:min-height="2.465cm"/>
    </style:style>
    <style:style style:name="pr8" style:family="presentation" style:parent-style-name="bebo_5f_minimal-title" style:list-style-name="L5">
      <style:graphic-properties fo:min-height="2.465cm"/>
    </style:style>
    <style:style style:name="pr9" style:family="presentation" style:parent-style-name="bebo_5f_minimal-title" style:list-style-name="L5">
      <style:graphic-properties fo:min-height="2.465cm"/>
    </style:style>
    <style:style style:name="pr10" style:family="presentation" style:parent-style-name="bebo_5f_minimal-title" style:list-style-name="L5">
      <style:graphic-properties fo:min-height="2.465cm"/>
    </style:style>
    <style:style style:name="pr11" style:family="presentation" style:parent-style-name="bebo_5f_minimal-title" style:list-style-name="L5">
      <style:graphic-properties fo:min-height="2.465cm"/>
    </style:style>
    <style:style style:name="pr12" style:family="presentation" style:parent-style-name="bebo_5f_minimal-title" style:list-style-name="L5">
      <style:graphic-properties fo:min-height="2.465cm"/>
    </style:style>
    <style:style style:name="pr13" style:family="presentation" style:parent-style-name="bebo_5f_minimal-title" style:list-style-name="L5">
      <style:graphic-properties fo:min-height="2.465cm"/>
    </style:style>
    <style:style style:name="pr14" style:family="presentation" style:parent-style-name="bebo_5f_minimal-title" style:list-style-name="L5">
      <style:graphic-properties fo:min-height="2.465cm"/>
    </style:style>
    <style:style style:name="pr15" style:family="presentation" style:parent-style-name="bebo_5f_minimal-title" style:list-style-name="L5">
      <style:graphic-properties fo:min-height="2.465cm"/>
    </style:style>
    <style:style style:name="pr16" style:family="presentation" style:parent-style-name="bebo_5f_minimal-title" style:list-style-name="L5">
      <style:graphic-properties fo:min-height="2.465cm"/>
    </style:style>
    <style:style style:name="pr17" style:family="presentation" style:parent-style-name="bebo_5f_minimal-title" style:list-style-name="L5">
      <style:graphic-properties fo:min-height="2.465cm"/>
    </style:style>
    <style:style style:name="pr18" style:family="presentation" style:parent-style-name="bebo_5f_minimal-title" style:list-style-name="L5">
      <style:graphic-properties fo:min-height="2.465cm"/>
    </style:style>
    <style:style style:name="pr19" style:family="presentation" style:parent-style-name="bebo_5f_minimal-title" style:list-style-name="L5">
      <style:graphic-properties fo:min-height="2.465cm"/>
    </style:style>
    <style:style style:name="pr20" style:family="presentation" style:parent-style-name="bebo_5f_minimal-title" style:list-style-name="L5">
      <style:graphic-properties fo:min-height="2.465cm"/>
    </style:style>
    <style:style style:name="pr21" style:family="presentation" style:parent-style-name="bebo_5f_minimal-title" style:list-style-name="L5">
      <style:graphic-properties fo:min-height="2.465cm"/>
    </style:style>
    <style:style style:name="pr22" style:family="presentation" style:parent-style-name="bebo_5f_minimal-title" style:list-style-name="L5">
      <style:graphic-properties fo:min-height="2.465cm"/>
    </style:style>
    <style:style style:name="pr23" style:family="presentation" style:parent-style-name="bebo_5f_minimal-title" style:list-style-name="L5">
      <style:graphic-properties fo:min-height="2.465cm"/>
    </style:style>
    <style:style style:name="co1" style:family="table-column">
      <style:table-column-properties style:column-width="6.063cm" style:use-optimal-column-width="false"/>
    </style:style>
    <style:style style:name="co2" style:family="table-column">
      <style:table-column-properties style:column-width="6.128cm" style:use-optimal-column-width="false"/>
    </style:style>
    <style:style style:name="co3" style:family="table-column">
      <style:table-column-properties style:column-width="5.998cm" style:use-optimal-column-width="false"/>
    </style:style>
    <style:style style:name="co4" style:family="table-column">
      <style:table-column-properties style:column-width="6.064cm" style:use-optimal-column-width="false"/>
    </style:style>
    <style:style style:name="ro1" style:family="table-row">
      <style:table-row-properties style:row-height="1.74cm"/>
    </style:style>
    <style:style style:name="ce1" style:family="table-cell">
      <loext:graphic-properties draw:textarea-vertical-align="middle"/>
      <style:paragraph-properties fo:margin-top="0cm" fo:margin-bottom="0.864cm" fo:text-align="center"/>
      <style:text-properties style:font-name="Liberation Sans" fo:font-size="18pt" style:letter-kerning="true" style:font-name-asian="Source Han Sans CN Regular" style:font-size-asian="18pt" style:font-name-complex="Lohit Devanagari" style:font-size-complex="18pt"/>
    </style:style>
    <style:style style:name="ce2" style:family="table-cell">
      <loext:graphic-properties draw:textarea-vertical-align="middle"/>
      <style:paragraph-properties fo:margin-top="0cm" fo:margin-bottom="0.864cm" fo:text-align="center"/>
    </style:style>
    <style:style style:name="ce3" style:family="table-cell">
      <loext:graphic-properties draw:textarea-vertical-align="middle"/>
      <style:paragraph-properties fo:margin-top="0cm" fo:margin-bottom="1.067cm" fo:text-align="center"/>
    </style:style>
    <style:style style:name="ce4" style:family="table-cell">
      <loext:graphic-properties draw:textarea-vertical-align="middle"/>
      <style:paragraph-properties fo:margin-top="0cm" fo:margin-bottom="1.067cm" fo:text-align="center"/>
      <style:text-properties fo:font-style="italic" style:font-style-asian="italic" style:font-style-complex="italic"/>
    </style:style>
    <style:style style:name="P1" style:family="paragraph">
      <style:text-properties fo:font-size="44pt"/>
    </style:style>
    <style:style style:name="P2" style:family="paragraph">
      <style:paragraph-properties fo:margin-top="0.254cm" fo:margin-bottom="0cm"/>
    </style:style>
    <style:style style:name="P3" style:family="paragraph">
      <loext:graphic-properties draw:fill-color="#ffffff"/>
      <style:paragraph-properties fo:margin-top="0.254cm" fo:margin-bottom="0cm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-color="#ffffff"/>
      <style:paragraph-properties fo:margin-top="0cm" fo:margin-bottom="0cm" fo:text-align="start"/>
      <style:text-properties fo:font-size="18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6pt"/>
    </style:style>
    <style:style style:name="P11" style:family="paragraph">
      <style:paragraph-properties fo:margin-top="0.61cm" fo:margin-bottom="0cm" fo:text-align="start"/>
    </style:style>
    <style:style style:name="P12" style:family="paragraph">
      <style:paragraph-properties fo:margin-top="0.61cm" fo:margin-bottom="0cm"/>
    </style:style>
    <style:style style:name="P13" style:family="paragraph">
      <style:paragraph-properties fo:margin-top="0.61cm" fo:margin-bottom="0cm" fo:text-align="start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cm" fo:margin-bottom="0cm" fo:line-height="115%" fo:text-indent="0cm"/>
    </style:style>
    <style:style style:name="P15" style:family="paragraph">
      <loext:graphic-properties draw:fill="none" draw:fill-color="#ffffff"/>
      <style:paragraph-properties fo:margin-left="0cm" fo:margin-right="0cm" fo:line-height="115%" fo:text-indent="0cm"/>
      <style:text-properties style:font-name="DejaVu Sans Mono1" fo:letter-spacing="0.2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15%" fo:text-indent="0cm"/>
      <style:text-properties fo:font-weight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style:font-name="DejaVu Sans Mono1" fo:letter-spacing="0.2cm" fo:font-weight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line-height="115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cm" fo:margin-bottom="0cm" fo:line-height="95%" fo:text-indent="0cm"/>
    </style:style>
    <style:style style:name="P24" style:family="paragraph">
      <style:paragraph-properties fo:margin-left="0cm" fo:margin-right="0cm" fo:line-height="95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95%" fo:text-indent="0cm"/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text-properties fo:font-size="2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text-properties style:font-name="DejaVu Sans Mono1" fo:font-size="26pt" style:font-size-asian="26pt" style:font-size-complex="26pt"/>
    </style:style>
    <style:style style:name="P29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margin-top="0cm" fo:margin-bottom="0.864cm" fo:text-align="center"/>
      <style:text-properties style:font-name="Liberation Sans" fo:font-size="18pt" style:letter-kerning="true" style:font-name-asian="Source Han Sans CN Regular" style:font-size-asian="18pt" style:font-name-complex="Lohit Devanagari" style:font-size-complex="18pt"/>
    </style:style>
    <style:style style:name="P31" style:family="paragraph">
      <style:paragraph-properties fo:margin-top="0cm" fo:margin-bottom="0.864cm" fo:text-align="center"/>
    </style:style>
    <style:style style:name="P32" style:family="paragraph">
      <style:paragraph-properties fo:margin-top="0cm" fo:margin-bottom="1.067cm" fo:text-align="center"/>
    </style:style>
    <style:style style:name="P33" style:family="paragraph">
      <style:paragraph-properties fo:margin-top="0cm" fo:margin-bottom="1.067cm" fo:text-align="center"/>
      <style:text-properties fo:font-style="italic" style:font-style-asian="italic" style:font-style-complex="italic"/>
    </style:style>
    <style:style style:name="P34" style:family="paragraph">
      <style:text-properties fo:font-size="20pt"/>
    </style:style>
    <style:style style:name="T1" style:family="text">
      <style:text-properties fo:font-size="18pt" style:font-size-asian="16pt" style:font-size-complex="16pt"/>
    </style:style>
    <style:style style:name="T2" style:family="text">
      <style:text-properties style:use-window-font-color="true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use-window-font-color="true"/>
    </style:style>
    <style:style style:name="T5" style:family="text">
      <style:text-properties fo:font-size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DejaVu Sans Mono1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b2b2b2" style:font-name="DejaVu Sans Mono1" fo:letter-spacing="0.2cm"/>
    </style:style>
    <style:style style:name="T13" style:family="text">
      <style:text-properties style:font-name="DejaVu Sans Mono1" fo:letter-spacing="0.2cm"/>
    </style:style>
    <style:style style:name="T14" style:family="text">
      <style:text-properties style:font-name="DejaVu Sans Mono1" fo:letter-spacing="0.2cm" fo:font-weight="bold" style:font-weight-asian="bold" style:font-weight-complex="bold"/>
    </style:style>
    <style:style style:name="T15" style:family="text">
      <style:text-properties fo:font-variant="normal" fo:text-transform="none" fo:color="#b2b2b2" style:text-outline="false" style:text-line-through-style="none" style:text-line-through-type="none" style:font-name="DejaVu Sans Mono1" fo:font-size="18pt" fo:letter-spacing="0.2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b2b2b2" style:font-name="DejaVu Sans Mono1" fo:letter-spacing="0.2cm" fo:font-weight="normal" style:font-weight-asian="normal" style:font-weight-complex="normal"/>
    </style:style>
    <style:style style:name="T17" style:family="text">
      <style:text-properties style:font-name="DejaVu Sans Mono1" fo:letter-spacing="0.2cm" fo:font-weight="normal" style:font-weight-asian="normal" style:font-weight-complex="normal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20" style:family="text">
      <style:text-properties style:use-window-font-color="true" style:font-name="DejaVu Sans Mono1" fo:letter-spacing="0.2cm" fo:font-weight="bold" style:font-weight-asian="bold" style:font-weight-complex="bold"/>
    </style:style>
    <style:style style:name="T21" style:family="text">
      <style:text-properties style:text-position="33% 58%" style:font-name="DejaVu Sans Mono1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-0.06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 Mono1" fo:font-size="18pt" fo:letter-spacing="-0.06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-0.06cm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 Mono1" fo:font-size="18pt" fo:letter-spacing="-0.06cm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DejaVu Sans Mono1" fo:font-size="18pt" fo:letter-spacing="-0.06cm" fo:font-weight="bold" style:font-weight-asian="bold" style:font-weight-complex="bold"/>
    </style:style>
    <style:style style:name="T28" style:family="text">
      <style:text-properties style:text-position="-33% 58%" style:font-name="DejaVu Sans Mono1" fo:font-size="18pt" fo:letter-spacing="-0.06cm" fo:font-weight="bold" style:font-weight-asian="bold" style:font-weight-complex="bold"/>
    </style:style>
    <style:style style:name="T29" style:family="text">
      <style:text-properties style:text-position="-33% 58%" style:font-name="DejaVu Sans Mono1" fo:font-size="18pt" fo:letter-spacing="-0.06cm" fo:font-weight="normal" style:font-weight-asian="normal" style:font-weight-complex="normal"/>
    </style:style>
    <style:style style:name="T30" style:family="text">
      <style:text-properties fo:color="#b2b2b2" style:font-name="DejaVu Sans Mono1" fo:font-size="18pt" fo:letter-spacing="0.2cm" fo:font-weight="normal" style:font-weight-asian="normal" style:font-weight-complex="normal"/>
    </style:style>
    <style:style style:name="T31" style:family="text">
      <style:text-properties style:font-name="DejaVu Sans Mono1" fo:font-size="18pt" fo:letter-spacing="-0.06cm" fo:font-weight="normal" style:font-weight-asian="normal" style:font-weight-complex="normal"/>
    </style:style>
    <style:style style:name="T32" style:family="text">
      <style:text-properties style:font-name="DejaVu Sans Mono1" fo:font-size="18pt" fo:letter-spacing="0.2cm" fo:font-weight="normal" style:font-weight-asian="normal" style:font-weight-complex="normal"/>
    </style:style>
    <style:style style:name="T33" style:family="text">
      <style:text-properties fo:font-size="22pt"/>
    </style:style>
    <style:style style:name="T34" style:family="text">
      <style:text-properties fo:font-size="20pt"/>
    </style:style>
    <style:style style:name="T35" style:family="text">
      <style:text-properties style:text-position="-33% 58%" style:font-name="DejaVu Sans Mono1"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-0.06cm" fo:font-style="normal" fo:text-shadow="none" style:text-underline-style="none" fo:font-weight="normal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 Mono1" fo:font-size="18pt" fo:letter-spacing="-0.06cm" fo:font-style="normal" fo:text-shadow="none" style:text-underline-style="none" fo:font-weight="normal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DejaVu Sans Mono1" fo:font-size="18pt" fo:letter-spacing="-0.06cm" fo:font-weight="normal" style:font-weight-asian="bold" style:font-weight-complex="bold"/>
    </style:style>
    <style:style style:name="T40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style:font-name="DejaVu Sans Mono1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font-name="DejaVu Sans Mono1" fo:font-size="24pt" fo:font-weight="normal" style:font-size-asian="24pt" style:font-weight-asian="normal" style:font-size-complex="24pt" style:font-weight-complex="normal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‒">
        <style:list-level-properties text:min-label-width="0.6cm"/>
        <style:text-properties fo:font-family="'DejaVu Sans'" style:font-style-name="Book" style:use-window-font-color="true" fo:font-size="45%"/>
      </text:list-level-style-bullet>
      <text:list-level-style-bullet text:level="2" text:bullet-char="‒">
        <style:list-level-properties text:space-before="0.6cm" text:min-label-width="0.6cm"/>
        <style:text-properties fo:font-family="'DejaVu Sans'" style:font-style-name="Book" style:use-window-font-color="true" fo:font-size="45%"/>
      </text:list-level-style-bullet>
      <text:list-level-style-bullet text:level="3" text:bullet-char="‒">
        <style:list-level-properties text:space-before="1.2cm" text:min-label-width="0.6cm"/>
        <style:text-properties fo:font-family="'DejaVu Sans'" style:font-style-name="Book" style:use-window-font-color="true" fo:font-size="45%"/>
      </text:list-level-style-bullet>
      <text:list-level-style-bullet text:level="4" text:bullet-char="‒">
        <style:list-level-properties text:space-before="1.8cm" text:min-label-width="0.6cm"/>
        <style:text-properties fo:font-family="'DejaVu Sans'" style:font-style-name="Book" style:use-window-font-color="true" fo:font-size="45%"/>
      </text:list-level-style-bullet>
      <text:list-level-style-bullet text:level="5" text:bullet-char="‒">
        <style:list-level-properties text:space-before="2.4cm" text:min-label-width="0.6cm"/>
        <style:text-properties fo:font-family="'DejaVu Sans'" style:font-style-name="Book" style:use-window-font-color="true" fo:font-size="45%"/>
      </text:list-level-style-bullet>
      <text:list-level-style-bullet text:level="6" text:bullet-char="‒">
        <style:list-level-properties text:space-before="3cm" text:min-label-width="0.6cm"/>
        <style:text-properties fo:font-family="'DejaVu Sans'" style:font-style-name="Book" style:use-window-font-color="true" fo:font-size="45%"/>
      </text:list-level-style-bullet>
      <text:list-level-style-bullet text:level="7" text:bullet-char="‒">
        <style:list-level-properties text:space-before="3.6cm" text:min-label-width="0.6cm"/>
        <style:text-properties fo:font-family="'DejaVu Sans'" style:font-style-name="Book" style:use-window-font-color="true" fo:font-size="45%"/>
      </text:list-level-style-bullet>
      <text:list-level-style-bullet text:level="8" text:bullet-char="‒">
        <style:list-level-properties text:space-before="4.2cm" text:min-label-width="0.6cm"/>
        <style:text-properties fo:font-family="'DejaVu Sans'" style:font-style-name="Book" style:use-window-font-color="true" fo:font-size="45%"/>
      </text:list-level-style-bullet>
      <text:list-level-style-bullet text:level="9" text:bullet-char="‒">
        <style:list-level-properties text:space-before="4.8cm" text:min-label-width="0.6cm"/>
        <style:text-properties fo:font-family="'DejaVu Sans'" style:font-style-name="Book" style:use-window-font-color="true" fo:font-size="45%"/>
      </text:list-level-style-bullet>
      <text:list-level-style-bullet text:level="10" text:bullet-char="‒">
        <style:list-level-properties text:space-before="5.4cm" text:min-label-width="0.6cm"/>
        <style:text-properties fo:font-family="'DejaVu Sans'" style:font-style-name="Book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ebo_5f_minimal" presentation:presentation-page-layout-name="AL1T0">
        <office:forms form:automatic-focus="false" form:apply-design-mode="false"/>
        <draw:frame presentation:style-name="pr1" draw:text-style-name="P1" draw:layer="layout" svg:width="25.4cm" svg:height="2.286cm" svg:x="1.4cm" svg:y="2.934cm" presentation:class="title" presentation:user-transformed="true">
          <draw:text-box>
            <text:p text:style-name="P1">BWT - Burrows Wheeler Transform</text:p>
          </draw:text-box>
        </draw:frame>
        <draw:frame presentation:style-name="pr2" draw:text-style-name="P3" draw:layer="layout" svg:width="25.199cm" svg:height="3.51cm" svg:x="1.4cm" svg:y="5.198cm" presentation:class="subtitle" presentation:user-transformed="true">
          <draw:text-box>
            <text:p text:style-name="P2">A block-sorting lossless</text:p>
            <text:p text:style-name="P2">data compression algorithm</text:p>
          </draw:text-box>
        </draw:frame>
        <draw:frame presentation:style-name="pr3" draw:text-style-name="P5" draw:layer="layout" svg:width="15.24cm" svg:height="5.957cm" svg:x="6.35cm" svg:y="10.484cm">
          <draw:text-box>
            <text:list text:style-name="L1">
              <text:list-item>
                <text:p text:style-name="P4"><text:span text:style-name="T1">Introduction</text:span></text:p>
              </text:list-item>
              <text:list-item>
                <text:p text:style-name="P4"><text:span text:style-name="T1">Ciphering phase</text:span></text:p>
              </text:list-item>
              <text:list-item>
                <text:p text:style-name="P4"><text:span text:style-name="T1">Deciphering phase</text:span></text:p>
              </text:list-item>
              <text:list-item>
                <text:p text:style-name="P4"><text:span text:style-name="T1">Deciphering phase – improvements</text:span></text:p>
              </text:list-item>
              <text:list-item>
                <text:p text:style-name="P4"><text:span text:style-name="T1">Relevant compression techniques</text:span></text:p>
              </text:list-item>
              <text:list-item>
                <text:p text:style-name="P4"><text:span text:style-name="T1">Effectiveness of BWT</text:span></text:p>
              </text:list-item>
              <text:list-item>
                <text:p text:style-name="P4"><text:span text:style-name="T1">Comparison with other compression </text:span><text:span text:style-name="T1">programmes</text:span></text:p>
              </text:list-item>
              <text:list-item>
                <text:p text:style-name="P4"><text:span text:style-name="T1">References</text:span></text:p>
              </text:list-item>
            </text:list>
          </draw:text-box>
        </draw:frame>
        <draw:frame draw:style-name="gr1" draw:text-style-name="P7" draw:layer="layout" svg:width="22.86cm" svg:height="1.673cm" svg:x="2.57cm" svg:y="18.342cm">
          <draw:text-box>
            <text:p text:style-name="P6"><text:span text:style-name="T2"><text:a xlink:href="mailto:alberto.chiusole@studenti.units.it?subject=BWT presentation" xlink:type="simple">Alberto Chiusole, s249223</text:a></text:span></text:p>
            <text:p text:style-name="P6"><text:span text:style-name="T3">Advanced Programming and Algorithmic </text:span><text:span text:style-name="T3">Design </text:span><text:span text:style-name="T2">@ </text:span><text:span text:style-name="T2"><text:a xlink:href="http://www.units.it/" xlink:type="simple">uniTS</text:a></text:span><text:span text:style-name="T4"> </text:span>– A.Y. 2017-2018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bo_5f_minimal" presentation:presentation-page-layout-name="AL2T1">
        <office:forms form:automatic-focus="false" form:apply-design-mode="false"/>
        <draw:frame presentation:style-name="pr5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Introduction to BWT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Used to preprocess strings before actual compression</text:span></text:p>
              </text:list-item>
              <text:list-item>
                <text:p text:style-name="P12"><text:span text:style-name="T6">Produces output with high Index of Coincidence (IC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2"><text:span text:style-name="T6">==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2"><text:span text:style-name="T6">Identical characters are often in groups</text:span></text:p>
              </text:list-item>
              <text:list-item>
                <text:p text:style-name="P12"><text:span text:style-name="T6">Compression is easy, i.e. with *run-length* enco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3" draw:style-name="dp1" draw:master-page-name="bebo_5f_minimal" presentation:presentation-page-layout-name="AL2T1">
        <office:forms form:automatic-focus="false" form:apply-design-mode="false"/>
        <draw:frame presentation:style-name="pr7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Ciphering phase (1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Encode the string `</text:span><text:span text:style-name="T7">mississippi</text:span><text:span text:style-name="T6">`, length `</text:span><text:span text:style-name="T7">N</text:span><text:span text:style-name="T6">`</text:span></text:p>
              </text:list-item>
              <text:list-item>
                <text:p text:style-name="P11"><text:span text:style-name="T6">Add separator symbol (End Of Line) at the end;</text:span><text:span text:style-name="T6"><text:line-break/></text:span><text:span text:style-name="T6">it must not be present in the string</text:span></text:p>
              </text:list-item>
              <text:list-item>
                <text:p text:style-name="P11"><text:span text:style-name="T6">`</text:span><text:span text:style-name="T7">S = 'mississippi' + $</text:span><text:span text:style-name="T6">`</text:span></text:p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4" draw:style-name="dp1" draw:master-page-name="bebo_5f_minimal" presentation:presentation-page-layout-name="AL2T1">
        <office:forms form:automatic-focus="false" form:apply-design-mode="false"/>
        <draw:frame presentation:style-name="pr8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Ciphering phase (2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Create all the cyclic rotations/circular shifts of the string `</text:span><text:span text:style-name="T7">S</text:span><text:span text:style-name="T6">`</text:span></text:p>
              </text:list-item>
              <text:list-item>
                <text:p text:style-name="P11"><text:span text:style-name="T6">Single character permutations; move the first character after the last</text:span></text:p>
                <text:p text:style-name="P12"><text:span text:style-name="T6"/></text:p>
              </text:list-item>
            </text:list>
          </draw:text-box>
        </draw:frame>
        <draw:frame draw:style-name="gr3" draw:text-style-name="P15" draw:layer="layout" svg:width="8.636cm" svg:height="10.305cm" svg:x="3.302cm" svg:y="10.015cm">
          <draw:text-box>
            <text:p text:style-name="P14"><text:span text:style-name="T8">mississippi$</text:span></text:p>
            <text:p text:style-name="P14"><text:span text:style-name="T9">ississippi$m</text:span></text:p>
            <text:p text:style-name="P14"><text:span text:style-name="T9">ssissippi$mi</text:span></text:p>
            <text:p text:style-name="P14"><text:span text:style-name="T9">sissippi$mis</text:span></text:p>
            <text:p text:style-name="P14"><text:span text:style-name="T9">issippi$miss</text:span></text:p>
            <text:p text:style-name="P14"><text:span text:style-name="T9">ssippi$missi</text:span></text:p>
            <text:p text:style-name="P14"><text:span text:style-name="T9">sippi$missis</text:span></text:p>
            <text:p text:style-name="P14"><text:span text:style-name="T9">ippi$mississ</text:span></text:p>
            <text:p text:style-name="P14"><text:span text:style-name="T9">ppi$mississi</text:span></text:p>
            <text:p text:style-name="P14"><text:span text:style-name="T9">pi$mississip</text:span></text:p>
            <text:p text:style-name="P14"><text:span text:style-name="T9">i$mississipp</text:span></text:p>
            <text:p text:style-name="P14"><text:span text:style-name="T9">$mississipp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5" draw:style-name="dp1" draw:master-page-name="bebo_5f_minimal" presentation:presentation-page-layout-name="AL2T1">
        <office:forms form:automatic-focus="false" form:apply-design-mode="false"/>
        <draw:frame presentation:style-name="pr9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Ciphering phase (3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Sort all the permutations</text:span></text:p>
              </text:list-item>
              <text:list-item>
                <text:p text:style-name="P11"><text:span text:style-name="T6">F and L are the First and Last columns of the matrix</text:span></text:p>
              </text:list-item>
            </text:list>
          </draw:text-box>
        </draw:frame>
        <draw:frame draw:style-name="gr4" draw:text-style-name="P16" draw:layer="layout" svg:width="8.636cm" svg:height="11.152cm" svg:x="13.87cm" svg:y="9.144cm">
          <draw:text-box>
            <text:p text:style-name="P14"><text:span text:style-name="T8">F</text:span><text:span text:style-name="T9"> <text:s text:c="9"/></text:span><text:span text:style-name="T8">L</text:span></text:p>
            <text:p text:style-name="P14"><text:span text:style-name="T9">$mississippi</text:span></text:p>
            <text:p text:style-name="P14"><text:span text:style-name="T9">i$mississipp</text:span></text:p>
            <text:p text:style-name="P14"><text:span text:style-name="T9">ippi$mississ</text:span></text:p>
            <text:p text:style-name="P14"><text:span text:style-name="T9">issippi$miss</text:span></text:p>
            <text:p text:style-name="P14"><text:span text:style-name="T9">ississippi$m</text:span></text:p>
            <text:p text:style-name="P14"><text:span text:style-name="T9">mississippi$</text:span></text:p>
            <text:p text:style-name="P14"><text:span text:style-name="T9">pi$mississip</text:span></text:p>
            <text:p text:style-name="P14"><text:span text:style-name="T9">ppi$mississi</text:span></text:p>
            <text:p text:style-name="P14"><text:span text:style-name="T9">sippi$missis</text:span></text:p>
            <text:p text:style-name="P14"><text:span text:style-name="T9">sissippi$mis</text:span></text:p>
            <text:p text:style-name="P14"><text:span text:style-name="T9">ssippi$missi</text:span></text:p>
            <text:p text:style-name="P14"><text:span text:style-name="T9">ssissippi$mi</text:span></text:p>
          </draw:text-box>
        </draw:frame>
        <draw:frame draw:style-name="gr3" draw:text-style-name="P18" draw:layer="layout" svg:width="8.636cm" svg:height="10.305cm" svg:x="3.302cm" svg:y="10.016cm">
          <draw:text-box>
            <text:p text:style-name="P17"><text:span text:style-name="T10">mississippi$</text:span></text:p>
            <text:p text:style-name="P17"><text:span text:style-name="T11">ississippi$m</text:span></text:p>
            <text:p text:style-name="P17"><text:span text:style-name="T11">ssissippi$mi</text:span></text:p>
            <text:p text:style-name="P17"><text:span text:style-name="T11">sissippi$mis</text:span></text:p>
            <text:p text:style-name="P17"><text:span text:style-name="T11">issippi$miss</text:span></text:p>
            <text:p text:style-name="P17"><text:span text:style-name="T11">ssippi$missi</text:span></text:p>
            <text:p text:style-name="P17"><text:span text:style-name="T11">sippi$missis</text:span></text:p>
            <text:p text:style-name="P17"><text:span text:style-name="T11">ippi$mississ</text:span></text:p>
            <text:p text:style-name="P17"><text:span text:style-name="T11">ppi$mississi</text:span></text:p>
            <text:p text:style-name="P17"><text:span text:style-name="T11">pi$mississip</text:span></text:p>
            <text:p text:style-name="P17"><text:span text:style-name="T11">i$mississipp</text:span></text:p>
            <text:p text:style-name="P17"><text:span text:style-name="T11">$mississippi</text:span></text:p>
          </draw:text-box>
        </draw:frame>
        <draw:line draw:style-name="gr5" draw:text-style-name="P19" draw:layer="layout" svg:x1="11.176cm" svg:y1="14.986cm" svg:x2="13.208cm" svg:y2="14.986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6" draw:style-name="dp1" draw:master-page-name="bebo_5f_minimal" presentation:presentation-page-layout-name="AL2T1">
        <office:forms form:automatic-focus="false" form:apply-design-mode="false"/>
        <draw:frame presentation:style-name="pr10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Ciphering phase (4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Take only the last column `</text:span><text:span text:style-name="T7">L = ipssm$pissii</text:span><text:span text:style-name="T6">`</text:span></text:p>
              </text:list-item>
              <text:list-item>
                <text:p text:style-name="P11"><text:span text:style-name="T6">Encoding done!</text:span></text:p>
              </text:list-item>
            </text:list>
          </draw:text-box>
        </draw:frame>
        <draw:frame draw:style-name="gr6" draw:text-style-name="P16" draw:layer="layout" svg:width="8.636cm" svg:height="11.152cm" svg:x="13.87cm" svg:y="9.144cm">
          <draw:text-box>
            <text:p text:style-name="P20"><text:span text:style-name="T12">F</text:span><text:span text:style-name="T13"> <text:s text:c="9"/></text:span><text:span text:style-name="T14">L</text:span></text:p>
            <text:p text:style-name="P20"><text:span text:style-name="T12">$mississipp</text:span><text:span text:style-name="T14">i</text:span></text:p>
            <text:p text:style-name="P20"><text:span text:style-name="T12">i$mississip</text:span><text:span text:style-name="T14">p</text:span></text:p>
            <text:p text:style-name="P20"><text:span text:style-name="T12">ippi$missis</text:span><text:span text:style-name="T14">s</text:span></text:p>
            <text:p text:style-name="P20"><text:span text:style-name="T12">issippi$mis</text:span><text:span text:style-name="T14">s</text:span></text:p>
            <text:p text:style-name="P20"><text:span text:style-name="T12">ississippi$</text:span><text:span text:style-name="T14">m</text:span></text:p>
            <text:p text:style-name="P20"><text:span text:style-name="T12">mississippi</text:span><text:span text:style-name="T14">$</text:span></text:p>
            <text:p text:style-name="P20"><text:span text:style-name="T12">pi$mississi</text:span><text:span text:style-name="T14">p</text:span></text:p>
            <text:p text:style-name="P20"><text:span text:style-name="T12">ppi$mississ</text:span><text:span text:style-name="T14">i</text:span></text:p>
            <text:p text:style-name="P20"><text:span text:style-name="T12">sippi$missi</text:span><text:span text:style-name="T14">s</text:span></text:p>
            <text:p text:style-name="P20"><text:span text:style-name="T12">sissippi$mi</text:span><text:span text:style-name="T14">s</text:span></text:p>
            <text:p text:style-name="P20"><text:span text:style-name="T12">ssippi$miss</text:span><text:span text:style-name="T14">i</text:span></text:p>
            <text:p text:style-name="P20"><text:span text:style-name="T12">ssissippi$m</text:span><text:span text:style-name="T14">i</text:span></text:p>
          </draw:text-box>
        </draw:frame>
        <draw:frame draw:style-name="gr3" draw:text-style-name="P18" draw:layer="layout" svg:width="8.636cm" svg:height="10.305cm" svg:x="3.302cm" svg:y="10.016cm">
          <draw:text-box>
            <text:p text:style-name="P17"><text:span text:style-name="T10">mississippi$</text:span></text:p>
            <text:p text:style-name="P17"><text:span text:style-name="T11">ississippi$m</text:span></text:p>
            <text:p text:style-name="P17"><text:span text:style-name="T11">ssissippi$mi</text:span></text:p>
            <text:p text:style-name="P17"><text:span text:style-name="T11">sissippi$mis</text:span></text:p>
            <text:p text:style-name="P17"><text:span text:style-name="T11">issippi$miss</text:span></text:p>
            <text:p text:style-name="P17"><text:span text:style-name="T11">ssippi$missi</text:span></text:p>
            <text:p text:style-name="P17"><text:span text:style-name="T11">sippi$missis</text:span></text:p>
            <text:p text:style-name="P17"><text:span text:style-name="T11">ippi$mississ</text:span></text:p>
            <text:p text:style-name="P17"><text:span text:style-name="T11">ppi$mississi</text:span></text:p>
            <text:p text:style-name="P17"><text:span text:style-name="T11">pi$mississip</text:span></text:p>
            <text:p text:style-name="P17"><text:span text:style-name="T11">i$mississipp</text:span></text:p>
            <text:p text:style-name="P17"><text:span text:style-name="T11">$mississippi</text:span></text:p>
          </draw:text-box>
        </draw:frame>
        <draw:line draw:style-name="gr5" draw:text-style-name="P19" draw:layer="layout" svg:x1="11.176cm" svg:y1="14.986cm" svg:x2="13.208cm" svg:y2="14.986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7" draw:style-name="dp1" draw:master-page-name="bebo_5f_minimal" presentation:presentation-page-layout-name="AL2T1">
        <office:forms form:automatic-focus="false" form:apply-design-mode="false"/>
        <draw:frame presentation:style-name="pr11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Deciphering phase </text:span><text:span text:style-name="T5">(1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The decipher only sees the encoded string `</text:span><text:span text:style-name="T7">L</text:span><text:span text:style-name="T6">` but,</text:span></text:p>
              </text:list-item>
              <text:list-item>
                <text:p text:style-name="P11"><text:span text:style-name="T6">sort `</text:span><text:span text:style-name="T7">L</text:span><text:span text:style-name="T6">`, obtain `</text:span><text:span text:style-name="T7">F = sort(L) = $iiiimppssss</text:span><text:span text:style-name="T6">`</text:span></text:p>
              </text:list-item>
            </text:list>
          </draw:text-box>
        </draw:frame>
        <draw:frame draw:style-name="gr7" draw:text-style-name="P16" draw:layer="layout" svg:width="8.636cm" svg:height="11.152cm" svg:x="3.302cm" svg:y="9.169cm">
          <draw:text-box>
            <text:p text:style-name="P14"><text:span text:style-name="T8">F</text:span><text:span text:style-name="T9"> <text:s text:c="9"/>L</text:span></text:p>
            <text:p text:style-name="P14"><text:span text:style-name="T8">$</text:span><text:span text:style-name="T15">mississipp</text:span><text:span text:style-name="T9">i</text:span></text:p>
            <text:p text:style-name="P20"><text:span text:style-name="T14">i</text:span><text:span text:style-name="T16">$mississip</text:span><text:span text:style-name="T17">p</text:span></text:p>
            <text:p text:style-name="P20"><text:span text:style-name="T14">i</text:span><text:span text:style-name="T16">ppi$missis</text:span><text:span text:style-name="T17">s</text:span></text:p>
            <text:p text:style-name="P20"><text:span text:style-name="T14">i</text:span><text:span text:style-name="T16">ssippi$mis</text:span><text:span text:style-name="T17">s</text:span></text:p>
            <text:p text:style-name="P20"><text:span text:style-name="T14">i</text:span><text:span text:style-name="T16">ssissippi$</text:span><text:span text:style-name="T17">m</text:span></text:p>
            <text:p text:style-name="P20"><text:span text:style-name="T14">m</text:span><text:span text:style-name="T16">ississippi</text:span><text:span text:style-name="T17">$</text:span></text:p>
            <text:p text:style-name="P20"><text:span text:style-name="T14">p</text:span><text:span text:style-name="T16">i$mississi</text:span><text:span text:style-name="T17">p</text:span></text:p>
            <text:p text:style-name="P20"><text:span text:style-name="T14">p</text:span><text:span text:style-name="T16">pi$mississ</text:span><text:span text:style-name="T17">i</text:span></text:p>
            <text:p text:style-name="P20"><text:span text:style-name="T14">s</text:span><text:span text:style-name="T16">ippi$missi</text:span><text:span text:style-name="T17">s</text:span></text:p>
            <text:p text:style-name="P20"><text:span text:style-name="T14">s</text:span><text:span text:style-name="T16">issippi$mi</text:span><text:span text:style-name="T17">s</text:span></text:p>
            <text:p text:style-name="P20"><text:span text:style-name="T14">s</text:span><text:span text:style-name="T16">sippi$miss</text:span><text:span text:style-name="T17">i</text:span></text:p>
            <text:p text:style-name="P20"><text:span text:style-name="T14">s</text:span><text:span text:style-name="T16">sissippi$m</text:span><text:span text:style-name="T17">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8" draw:style-name="dp1" draw:master-page-name="bebo_5f_minimal" presentation:presentation-page-layout-name="AL2T1">
        <office:forms form:automatic-focus="false" form:apply-design-mode="false"/>
        <draw:frame presentation:style-name="pr12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Deciphering phase </text:span><text:span text:style-name="T5">(2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To rebuild the initial matrix:</text:span></text:p>
                <text:p text:style-name="P11"><text:span text:style-name="T18">stick together the columns `</text:span><text:span text:style-name="T19">L F</text:span><text:span text:style-name="T18">`</text:span></text:p>
              </text:list-item>
            </text:list>
          </draw:text-box>
        </draw:frame>
        <draw:frame draw:style-name="gr8" draw:text-style-name="P16" draw:layer="layout" svg:width="8.636cm" svg:height="11.152cm" svg:x="3.302cm" svg:y="9.169cm">
          <draw:text-box>
            <text:p text:style-name="P14"><text:span text:style-name="T9">F <text:s text:c="9"/>L</text:span></text:p>
            <text:p text:style-name="P14"><text:span text:style-name="T9">$</text:span><text:span text:style-name="T15">mississipp</text:span><text:span text:style-name="T9">i</text:span></text:p>
            <text:p text:style-name="P20"><text:span text:style-name="T17">i</text:span><text:span text:style-name="T16">$mississip</text:span><text:span text:style-name="T17">p</text:span></text:p>
            <text:p text:style-name="P20"><text:span text:style-name="T17">i</text:span><text:span text:style-name="T16">ppi$missis</text:span><text:span text:style-name="T17">s</text:span></text:p>
            <text:p text:style-name="P20"><text:span text:style-name="T17">i</text:span><text:span text:style-name="T16">ssippi$mis</text:span><text:span text:style-name="T17">s</text:span></text:p>
            <text:p text:style-name="P20"><text:span text:style-name="T17">i</text:span><text:span text:style-name="T16">ssissippi$</text:span><text:span text:style-name="T17">m</text:span></text:p>
            <text:p text:style-name="P20"><text:span text:style-name="T17">m</text:span><text:span text:style-name="T16">ississippi</text:span><text:span text:style-name="T17">$</text:span></text:p>
            <text:p text:style-name="P20"><text:span text:style-name="T17">p</text:span><text:span text:style-name="T16">i$mississi</text:span><text:span text:style-name="T17">p</text:span></text:p>
            <text:p text:style-name="P20"><text:span text:style-name="T17">p</text:span><text:span text:style-name="T16">pi$mississ</text:span><text:span text:style-name="T17">i</text:span></text:p>
            <text:p text:style-name="P20"><text:span text:style-name="T17">s</text:span><text:span text:style-name="T16">ippi$missi</text:span><text:span text:style-name="T17">s</text:span></text:p>
            <text:p text:style-name="P20"><text:span text:style-name="T17">s</text:span><text:span text:style-name="T16">issippi$mi</text:span><text:span text:style-name="T17">s</text:span></text:p>
            <text:p text:style-name="P20"><text:span text:style-name="T17">s</text:span><text:span text:style-name="T16">sippi$miss</text:span><text:span text:style-name="T17">i</text:span></text:p>
            <text:p text:style-name="P20"><text:span text:style-name="T17">s</text:span><text:span text:style-name="T16">sissippi$m</text:span><text:span text:style-name="T17">i</text:span></text:p>
          </draw:text-box>
        </draw:frame>
        <draw:line draw:style-name="gr5" draw:text-style-name="P19" draw:layer="layout" svg:x1="11.176cm" svg:y1="14.986cm" svg:x2="13.208cm" svg:y2="14.986cm">
          <text:p/>
        </draw:line>
        <draw:frame draw:style-name="gr9" draw:text-style-name="P21" draw:layer="layout" svg:width="2.916cm" svg:height="11.152cm" svg:x="14.102cm" svg:y="9.169cm">
          <draw:text-box>
            <text:p text:style-name="P14"><text:span text:style-name="T8">LF</text:span></text:p>
            <text:p text:style-name="P14"><text:span text:style-name="T8">i$</text:span></text:p>
            <text:p text:style-name="P14"><text:span text:style-name="T8">pi</text:span></text:p>
            <text:p text:style-name="P14"><text:span text:style-name="T8">si</text:span></text:p>
            <text:p text:style-name="P14"><text:span text:style-name="T8">si</text:span></text:p>
            <text:p text:style-name="P14"><text:span text:style-name="T8">mi</text:span></text:p>
            <text:p text:style-name="P14"><text:span text:style-name="T8">$m</text:span></text:p>
            <text:p text:style-name="P14"><text:span text:style-name="T8">pp</text:span></text:p>
            <text:p text:style-name="P14"><text:span text:style-name="T8">ip</text:span></text:p>
            <text:p text:style-name="P14"><text:span text:style-name="T8">ss</text:span></text:p>
            <text:p text:style-name="P14"><text:span text:style-name="T8">ss</text:span></text:p>
            <text:p text:style-name="P14"><text:span text:style-name="T8">is</text:span></text:p>
            <text:p text:style-name="P14"><text:span text:style-name="T8">i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9" draw:style-name="dp1" draw:master-page-name="bebo_5f_minimal" presentation:presentation-page-layout-name="AL2T1">
        <office:forms form:automatic-focus="false" form:apply-design-mode="false"/>
        <draw:frame presentation:style-name="pr13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Deciphering phase </text:span><text:span text:style-name="T5">(3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The 2-mer </text:span><text:span text:style-name="T18">`</text:span><text:span text:style-name="T19">L F</text:span><text:span text:style-name="T18">` is made of substrings of `</text:span><text:span text:style-name="T19">S</text:span><text:span text:style-name="T18">`</text:span></text:p>
              </text:list-item>
              <text:list-item>
                <text:p text:style-name="P11"><text:span text:style-name="T18">Sort lexicographically, first 2 columns original matrix!</text:span></text:p>
              </text:list-item>
            </text:list>
          </draw:text-box>
        </draw:frame>
        <draw:frame draw:style-name="gr10" draw:text-style-name="P16" draw:layer="layout" svg:width="8.636cm" svg:height="11.152cm" svg:x="3.302cm" svg:y="9.169cm">
          <draw:text-box>
            <text:p text:style-name="P14"><text:span text:style-name="T8">F</text:span><text:span text:style-name="T9"> <text:s text:c="9"/>L</text:span></text:p>
            <text:p text:style-name="P20"><text:span text:style-name="T14">$m</text:span><text:span text:style-name="T16">ississipp</text:span><text:span text:style-name="T17">i</text:span></text:p>
            <text:p text:style-name="P20"><text:span text:style-name="T14">i$</text:span><text:span text:style-name="T16">mississip</text:span><text:span text:style-name="T17">p</text:span></text:p>
            <text:p text:style-name="P20"><text:span text:style-name="T14">ip</text:span><text:span text:style-name="T16">pi$missis</text:span><text:span text:style-name="T17">s</text:span></text:p>
            <text:p text:style-name="P20"><text:span text:style-name="T14">is</text:span><text:span text:style-name="T16">sippi$mis</text:span><text:span text:style-name="T17">s</text:span></text:p>
            <text:p text:style-name="P20"><text:span text:style-name="T14">is</text:span><text:span text:style-name="T16">sissippi$</text:span><text:span text:style-name="T17">m</text:span></text:p>
            <text:p text:style-name="P20"><text:span text:style-name="T14">mi</text:span><text:span text:style-name="T16">ssissippi</text:span><text:span text:style-name="T17">$</text:span></text:p>
            <text:p text:style-name="P20"><text:span text:style-name="T14">pi</text:span><text:span text:style-name="T16">$mississi</text:span><text:span text:style-name="T17">p</text:span></text:p>
            <text:p text:style-name="P20"><text:span text:style-name="T14">pp</text:span><text:span text:style-name="T16">i$mississ</text:span><text:span text:style-name="T17">i</text:span></text:p>
            <text:p text:style-name="P20"><text:span text:style-name="T14">si</text:span><text:span text:style-name="T16">ppi$missi</text:span><text:span text:style-name="T17">s</text:span></text:p>
            <text:p text:style-name="P20"><text:span text:style-name="T14">si</text:span><text:span text:style-name="T16">ssippi$mi</text:span><text:span text:style-name="T17">s</text:span></text:p>
            <text:p text:style-name="P20"><text:span text:style-name="T14">ss</text:span><text:span text:style-name="T16">ippi$miss</text:span><text:span text:style-name="T17">i</text:span></text:p>
            <text:p text:style-name="P20"><text:span text:style-name="T14">s</text:span><text:span text:style-name="T20">s</text:span><text:span text:style-name="T16">issippi$m</text:span><text:span text:style-name="T17">i</text:span></text:p>
          </draw:text-box>
        </draw:frame>
        <draw:line draw:style-name="gr5" draw:text-style-name="P19" draw:layer="layout" svg:x1="11.176cm" svg:y1="14.986cm" svg:x2="13.208cm" svg:y2="14.986cm">
          <text:p/>
        </draw:line>
        <draw:frame draw:style-name="gr11" draw:text-style-name="P16" draw:layer="layout" svg:width="2.916cm" svg:height="11.152cm" svg:x="14.102cm" svg:y="9.169cm">
          <draw:text-box>
            <text:p text:style-name="P14"><text:span text:style-name="T9">LF</text:span></text:p>
            <text:p text:style-name="P14"><text:span text:style-name="T9">i$</text:span></text:p>
            <text:p text:style-name="P14"><text:span text:style-name="T9">pi</text:span></text:p>
            <text:p text:style-name="P14"><text:span text:style-name="T9">si</text:span></text:p>
            <text:p text:style-name="P14"><text:span text:style-name="T9">si</text:span></text:p>
            <text:p text:style-name="P14"><text:span text:style-name="T9">mi</text:span></text:p>
            <text:p text:style-name="P14"><text:span text:style-name="T9">$m</text:span></text:p>
            <text:p text:style-name="P14"><text:span text:style-name="T9">pp</text:span></text:p>
            <text:p text:style-name="P14"><text:span text:style-name="T9">ip</text:span></text:p>
            <text:p text:style-name="P14"><text:span text:style-name="T9">ss</text:span></text:p>
            <text:p text:style-name="P14"><text:span text:style-name="T9">ss</text:span></text:p>
            <text:p text:style-name="P14"><text:span text:style-name="T9">is</text:span></text:p>
            <text:p text:style-name="P14"><text:span text:style-name="T9">is</text:span></text:p>
          </draw:text-box>
        </draw:frame>
        <draw:frame draw:style-name="gr12" draw:text-style-name="P21" draw:layer="layout" svg:width="2.916cm" svg:height="11.152cm" svg:x="19.802cm" svg:y="9.169cm">
          <draw:text-box>
            <text:p text:style-name="P14"><text:span text:style-name="T8">F</text:span></text:p>
            <text:p text:style-name="P14"><text:span text:style-name="T8">$m</text:span></text:p>
            <text:p text:style-name="P14"><text:span text:style-name="T8">i$</text:span></text:p>
            <text:p text:style-name="P14"><text:span text:style-name="T8">ip</text:span></text:p>
            <text:p text:style-name="P14"><text:span text:style-name="T8">is</text:span></text:p>
            <text:p text:style-name="P14"><text:span text:style-name="T8">is</text:span></text:p>
            <text:p text:style-name="P14"><text:span text:style-name="T8">mi</text:span></text:p>
            <text:p text:style-name="P14"><text:span text:style-name="T8">pi</text:span></text:p>
            <text:p text:style-name="P14"><text:span text:style-name="T8">pp</text:span></text:p>
            <text:p text:style-name="P14"><text:span text:style-name="T8">si</text:span></text:p>
            <text:p text:style-name="P14"><text:span text:style-name="T8">si</text:span></text:p>
            <text:p text:style-name="P14"><text:span text:style-name="T8">ss</text:span></text:p>
            <text:p text:style-name="P14"><text:span text:style-name="T8">ss</text:span></text:p>
          </draw:text-box>
        </draw:frame>
        <draw:line draw:style-name="gr5" draw:text-style-name="P19" draw:layer="layout" svg:x1="16.676cm" svg:y1="14.986cm" svg:x2="18.708cm" svg:y2="14.986cm">
          <text:p/>
        </draw:line>
        <draw:frame draw:style-name="gr13" draw:text-style-name="P22" draw:layer="layout" svg:width="1.778cm" svg:height="0.962cm" svg:x="16.764cm" svg:y="13.816cm">
          <draw:text-box>
            <text:p>sort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10" draw:style-name="dp1" draw:master-page-name="bebo_5f_minimal" presentation:presentation-page-layout-name="AL2T1">
        <office:forms form:automatic-focus="false" form:apply-design-mode="false"/>
        <draw:frame presentation:style-name="pr14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Deciphering phase </text:span><text:span text:style-name="T5">(4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Take the 3-mer made of the first 2 columns + `</text:span><text:span text:style-name="T7">L</text:span><text:span text:style-name="T6">`</text:span></text:p>
              </text:list-item>
              <text:list-item>
                <text:p text:style-name="P11"><text:span text:style-name="T18">Sort lexicographically, first 3 columns original matrix!</text:span></text:p>
              </text:list-item>
            </text:list>
          </draw:text-box>
        </draw:frame>
        <draw:frame draw:style-name="gr14" draw:text-style-name="P16" draw:layer="layout" svg:width="8.636cm" svg:height="11.152cm" svg:x="3.302cm" svg:y="9.169cm">
          <draw:text-box>
            <text:p text:style-name="P14"><text:span text:style-name="T8">F</text:span><text:span text:style-name="T9"> <text:s text:c="9"/>L</text:span></text:p>
            <text:p text:style-name="P20"><text:span text:style-name="T14">$m</text:span><text:span text:style-name="T20">i</text:span><text:span text:style-name="T16">ssissipp</text:span><text:span text:style-name="T17">i</text:span></text:p>
            <text:p text:style-name="P20"><text:span text:style-name="T14">i$m</text:span><text:span text:style-name="T16">ississip</text:span><text:span text:style-name="T17">p</text:span></text:p>
            <text:p text:style-name="P20"><text:span text:style-name="T14">ipp</text:span><text:span text:style-name="T16">i$missis</text:span><text:span text:style-name="T17">s</text:span></text:p>
            <text:p text:style-name="P20"><text:span text:style-name="T14">iss</text:span><text:span text:style-name="T16">ippi$mis</text:span><text:span text:style-name="T17">s</text:span></text:p>
            <text:p text:style-name="P20"><text:span text:style-name="T14">iss</text:span><text:span text:style-name="T16">issippi$</text:span><text:span text:style-name="T17">m</text:span></text:p>
            <text:p text:style-name="P20"><text:span text:style-name="T14">mis</text:span><text:span text:style-name="T16">sissippi</text:span><text:span text:style-name="T17">$</text:span></text:p>
            <text:p text:style-name="P20"><text:span text:style-name="T14">pi$</text:span><text:span text:style-name="T16">mississi</text:span><text:span text:style-name="T17">p</text:span></text:p>
            <text:p text:style-name="P20"><text:span text:style-name="T14">ppi</text:span><text:span text:style-name="T16">$mississ</text:span><text:span text:style-name="T17">i</text:span></text:p>
            <text:p text:style-name="P20"><text:span text:style-name="T14">sip</text:span><text:span text:style-name="T16">pi$missi</text:span><text:span text:style-name="T17">s</text:span></text:p>
            <text:p text:style-name="P20"><text:span text:style-name="T14">sis</text:span><text:span text:style-name="T16">sippi$mi</text:span><text:span text:style-name="T17">s</text:span></text:p>
            <text:p text:style-name="P20"><text:span text:style-name="T14">ssi</text:span><text:span text:style-name="T16">ppi$miss</text:span><text:span text:style-name="T17">i</text:span></text:p>
            <text:p text:style-name="P20"><text:span text:style-name="T14">ssi</text:span><text:span text:style-name="T16">ssippi$m</text:span><text:span text:style-name="T17">i</text:span></text:p>
          </draw:text-box>
        </draw:frame>
        <draw:line draw:style-name="gr5" draw:text-style-name="P19" draw:layer="layout" svg:x1="11.176cm" svg:y1="14.986cm" svg:x2="13.208cm" svg:y2="14.986cm">
          <text:p/>
        </draw:line>
        <draw:frame draw:style-name="gr15" draw:text-style-name="P16" draw:layer="layout" svg:width="2.916cm" svg:height="11.152cm" svg:x="14.102cm" svg:y="9.169cm">
          <draw:text-box>
            <text:p text:style-name="P14"><text:span text:style-name="T9">LF</text:span></text:p>
            <text:p text:style-name="P14"><text:span text:style-name="T9">i$m</text:span></text:p>
            <text:p text:style-name="P14"><text:span text:style-name="T9">pi$</text:span></text:p>
            <text:p text:style-name="P14"><text:span text:style-name="T9">sip</text:span></text:p>
            <text:p text:style-name="P14"><text:span text:style-name="T9">sis</text:span></text:p>
            <text:p text:style-name="P14"><text:span text:style-name="T9">mis</text:span></text:p>
            <text:p text:style-name="P14"><text:span text:style-name="T9">$mi</text:span></text:p>
            <text:p text:style-name="P14"><text:span text:style-name="T9">ppi</text:span></text:p>
            <text:p text:style-name="P14"><text:span text:style-name="T9">ipp</text:span></text:p>
            <text:p text:style-name="P14"><text:span text:style-name="T9">ssi</text:span></text:p>
            <text:p text:style-name="P14"><text:span text:style-name="T9">ssi</text:span></text:p>
            <text:p text:style-name="P14"><text:span text:style-name="T9">iss</text:span></text:p>
            <text:p text:style-name="P14"><text:span text:style-name="T9">iss</text:span></text:p>
          </draw:text-box>
        </draw:frame>
        <draw:frame draw:style-name="gr16" draw:text-style-name="P21" draw:layer="layout" svg:width="2.916cm" svg:height="11.152cm" svg:x="19.802cm" svg:y="9.169cm">
          <draw:text-box>
            <text:p text:style-name="P14"><text:span text:style-name="T8">F</text:span></text:p>
            <text:p text:style-name="P14"><text:span text:style-name="T8">$mi</text:span></text:p>
            <text:p text:style-name="P14"><text:span text:style-name="T8">i$m</text:span></text:p>
            <text:p text:style-name="P14"><text:span text:style-name="T8">ipp</text:span></text:p>
            <text:p text:style-name="P14"><text:span text:style-name="T8">iss</text:span></text:p>
            <text:p text:style-name="P14"><text:span text:style-name="T8">iss</text:span></text:p>
            <text:p text:style-name="P14"><text:span text:style-name="T8">mis</text:span></text:p>
            <text:p text:style-name="P14"><text:span text:style-name="T8">pi$</text:span></text:p>
            <text:p text:style-name="P14"><text:span text:style-name="T8">ppi</text:span></text:p>
            <text:p text:style-name="P14"><text:span text:style-name="T8">sip</text:span></text:p>
            <text:p text:style-name="P14"><text:span text:style-name="T8">sis</text:span></text:p>
            <text:p text:style-name="P14"><text:span text:style-name="T8">ssi</text:span></text:p>
            <text:p text:style-name="P14"><text:span text:style-name="T8">ssi</text:span></text:p>
          </draw:text-box>
        </draw:frame>
        <draw:line draw:style-name="gr5" draw:text-style-name="P19" draw:layer="layout" svg:x1="16.676cm" svg:y1="14.986cm" svg:x2="18.708cm" svg:y2="14.986cm">
          <text:p/>
        </draw:line>
        <draw:frame draw:style-name="gr13" draw:text-style-name="P22" draw:layer="layout" svg:width="1.778cm" svg:height="0.962cm" svg:x="16.764cm" svg:y="13.816cm">
          <draw:text-box>
            <text:p>sort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11" draw:style-name="dp1" draw:master-page-name="bebo_5f_minimal" presentation:presentation-page-layout-name="AL2T1">
        <office:forms form:automatic-focus="false" form:apply-design-mode="false"/>
        <draw:frame presentation:style-name="pr15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Deciphering phase </text:span><text:span text:style-name="T5">(5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6">Repeat until the original matrix is complete</text:span></text:p>
              </text:list-item>
              <text:list-item>
                <text:p text:style-name="P11"><text:span text:style-name="T6">The string `</text:span><text:span text:style-name="T7">S</text:span><text:span text:style-name="T6">` is the one ending with `</text:span><text:span text:style-name="T7">$</text:span><text:span text:style-name="T6">`</text:span></text:p>
                <text:p text:style-name="P11"><text:span text:style-name="T6"/></text:p>
              </text:list-item>
              <text:list-item>
                <text:p text:style-name="P11"><text:span text:style-name="T18">Simple approach, but poor performances:</text:span></text:p>
                <text:list>
                  <text:list-item>
                    <text:p text:style-name="P9"><text:span text:style-name="T19">O(N</text:span><text:span text:style-name="T21">2</text:span><text:span text:style-name="T19">)</text:span><text:span text:style-name="T18"> </text:span><text:span text:style-name="T22">space</text:span><text:span text:style-name="T18"> consumption for storing the </text:span><text:span text:style-name="T19">N</text:span><text:span text:style-name="T21">2</text:span><text:span text:style-name="T18"> matrix</text:span></text:p>
                  </text:list-item>
                  <text:list-item>
                    <text:p text:style-name="P9"><text:span text:style-name="T19">O(N</text:span><text:span text:style-name="T21">2 </text:span><text:span text:style-name="T19">logN)</text:span><text:span text:style-name="T18"> computations; </text:span><text:span text:style-name="T19">N</text:span><text:span text:style-name="T18"> </text:span><text:span text:style-name="T22">k</text:span><text:span text:style-name="T18">-mers sorting operations with </text:span><text:span text:style-name="T19">O(logN)</text:span><text:span text:style-name="T18"> sorting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>The coincidence index is an indicator used in cryptanalysis which makes it possible to evaluate the global distribution of letters in encrypted message for a given alphabet.</text:p>
              <text:p/>
            </draw:text-box>
          </draw:frame>
        </presentation:notes>
      </draw:page>
      <draw:page draw:name="page12" draw:style-name="dp1" draw:master-page-name="bebo_5f_minimal" presentation:presentation-page-layout-name="AL2T1">
        <office:forms form:automatic-focus="false" form:apply-design-mode="false"/>
        <draw:frame presentation:style-name="pr16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Deciphering phase - </text:span><text:span text:style-name="T5">improvements (1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18">Curious </text:span><text:span text:style-name="T22">first-last</text:span><text:span text:style-name="T18"> property:</text:span></text:p>
              </text:list-item>
              <text:list-item>
                <text:p text:style-name="P11"><text:span text:style-name="T18">The </text:span><text:span text:style-name="T22">relative</text:span><text:span text:style-name="T18"> order in the group of same letters is preserved: observe, e.g., the relative order of the `</text:span><text:span text:style-name="T19">i</text:span><text:span text:style-name="T18">`’s</text:span></text:p>
              </text:list-item>
            </text:list>
          </draw:text-box>
        </draw:frame>
        <draw:frame draw:style-name="gr17" draw:text-style-name="P25" draw:layer="layout" svg:width="8.636cm" svg:height="11.177cm" svg:x="3.302cm" svg:y="9.169cm">
          <draw:text-box>
            <text:p text:style-name="P23"><text:span text:style-name="T23">F</text:span><text:span text:style-name="T24"> <text:s/></text:span><text:span text:style-name="T9"><text:s text:c="10"/>L</text:span></text:p>
            <text:p text:style-name="P23"><text:span text:style-name="T23">$</text:span><text:span text:style-name="T24"> <text:s/></text:span><text:span text:style-name="T15">mississipp</text:span><text:span text:style-name="T25">i</text:span><text:span text:style-name="T26">1</text:span></text:p>
            <text:p text:style-name="P24"><text:span text:style-name="T27">i</text:span><text:span text:style-name="T28">1</text:span><text:span text:style-name="T29"> </text:span><text:span text:style-name="T30">$mississip</text:span><text:span text:style-name="T31">p</text:span><text:span text:style-name="T29">1</text:span></text:p>
            <text:p text:style-name="P24"><text:span text:style-name="T27">i</text:span><text:span text:style-name="T28">2</text:span><text:span text:style-name="T29"> </text:span><text:span text:style-name="T30">ppi$missis</text:span><text:span text:style-name="T31">s</text:span><text:span text:style-name="T29">1</text:span></text:p>
            <text:p text:style-name="P24"><text:span text:style-name="T27">i</text:span><text:span text:style-name="T28">3</text:span><text:span text:style-name="T29"> </text:span><text:span text:style-name="T30">ssippi$mis</text:span><text:span text:style-name="T31">s</text:span><text:span text:style-name="T29">2</text:span></text:p>
            <text:p text:style-name="P24"><text:span text:style-name="T27">i</text:span><text:span text:style-name="T28">4</text:span><text:span text:style-name="T29"> </text:span><text:span text:style-name="T30">ssissippi$</text:span><text:span text:style-name="T31">m</text:span><text:span text:style-name="T29">1</text:span></text:p>
            <text:p text:style-name="P24"><text:span text:style-name="T31">m</text:span><text:span text:style-name="T29">1 </text:span><text:span text:style-name="T30">ississippi</text:span><text:span text:style-name="T32">$</text:span></text:p>
            <text:p text:style-name="P24"><text:span text:style-name="T31">p</text:span><text:span text:style-name="T29">1 </text:span><text:span text:style-name="T30">i$mississi</text:span><text:span text:style-name="T31">p</text:span><text:span text:style-name="T29">2</text:span></text:p>
            <text:p text:style-name="P24"><text:span text:style-name="T31">p</text:span><text:span text:style-name="T29">2 </text:span><text:span text:style-name="T30">pi$mississ</text:span><text:span text:style-name="T27">i</text:span><text:span text:style-name="T28">2</text:span></text:p>
            <text:p text:style-name="P24"><text:span text:style-name="T31">s</text:span><text:span text:style-name="T29">1 </text:span><text:span text:style-name="T30">ippi$missi</text:span><text:span text:style-name="T31">s</text:span><text:span text:style-name="T29">3</text:span></text:p>
            <text:p text:style-name="P24"><text:span text:style-name="T31">s</text:span><text:span text:style-name="T29">2 </text:span><text:span text:style-name="T30">issippi$mi</text:span><text:span text:style-name="T31">s</text:span><text:span text:style-name="T29">4</text:span></text:p>
            <text:p text:style-name="P24"><text:span text:style-name="T31">s</text:span><text:span text:style-name="T29">3 </text:span><text:span text:style-name="T30">sippi$miss</text:span><text:span text:style-name="T27">i</text:span><text:span text:style-name="T28">3</text:span><text:span text:style-name="T29"> </text:span></text:p>
            <text:p text:style-name="P24"><text:span text:style-name="T31">s</text:span><text:span text:style-name="T29">4 </text:span><text:span text:style-name="T30">sissippi$m</text:span><text:span text:style-name="T27">i</text:span><text:span text:style-name="T28">4</text:span></text:p>
          </draw:text-box>
        </draw:frame>
        <draw:frame draw:style-name="gr18" draw:text-style-name="P26" draw:layer="layout" svg:width="11.207cm" svg:height="9.97cm" svg:x="14.986cm" svg:y="9.434cm">
          <draw:text-box>
            <text:p><text:span text:style-name="T33">Proof:</text:span></text:p>
            <text:list text:style-name="L4">
              <text:list-item>
                <text:p><text:span text:style-name="T33">consider rows starting with a </text:span><text:span text:style-name="T33">specific letter</text:span></text:p>
              </text:list-item>
              <text:list-item>
                <text:p><text:span text:style-name="T33">delete the first letter, the </text:span><text:span text:style-name="T33">columns are still sorted</text:span></text:p>
              </text:list-item>
              <text:list-item>
                <text:p><text:span text:style-name="T33">apply those first letter after `L`, </text:span><text:span text:style-name="T33">columns are still sorted</text:span></text:p>
              </text:list-item>
              <text:list-item>
                <text:p><text:span text:style-name="T33">these new rows are available </text:span><text:span text:style-name="T33">inside the matrix, and they are </text:span><text:span text:style-name="T33">still sorted relatively to one </text:span><text:span text:style-name="T33">anoth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34">What is the Index of Coincidence?</text:span></text:p>
              <text:p><text:span text:style-name="T34"/></text:p>
              <text:p><text:span text:style-name="T34">The coincidence index is an </text:span><text:span text:style-name="T34">indicator used in cryptanalysis </text:span><text:span text:style-name="T34">which makes it possible to </text:span><text:span text:style-name="T34">evaluate the global distribution of </text:span><text:span text:style-name="T34">letters in encrypted message for a </text:span><text:span text:style-name="T34">given alphabet.</text:span></text:p>
              <text:p><text:span text:style-name="T34"/></text:p>
            </draw:text-box>
          </draw:frame>
        </presentation:notes>
      </draw:page>
      <draw:page draw:name="page13" draw:style-name="dp1" draw:master-page-name="bebo_5f_minimal" presentation:presentation-page-layout-name="AL2T1">
        <office:forms form:automatic-focus="false" form:apply-design-mode="false"/>
        <draw:frame presentation:style-name="pr17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Deciphering phase - </text:span><text:span text:style-name="T5">improvements (2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18">Start from the EOL symbol `</text:span><text:span text:style-name="T19">$</text:span><text:span text:style-name="T18">` in `</text:span><text:span text:style-name="T19">F</text:span><text:span text:style-name="T18">`, go backwards into `</text:span><text:span text:style-name="T19">L</text:span><text:span text:style-name="T18">`: find `</text:span><text:span text:style-name="T19">i</text:span><text:span text:style-name="T35">1</text:span><text:span text:style-name="T18">`</text:span></text:p>
              </text:list-item>
              <text:list-item>
                <text:p text:style-name="P11"><text:span text:style-name="T18">Search for `</text:span><text:span text:style-name="T19">i</text:span><text:span text:style-name="T35">1</text:span><text:span text:style-name="T18">` in `</text:span><text:span text:style-name="T19">F</text:span><text:span text:style-name="T18">`, go backwards in `</text:span><text:span text:style-name="T19">L</text:span><text:span text:style-name="T18">` and find `</text:span><text:span text:style-name="T19">p</text:span><text:span text:style-name="T35">1</text:span><text:span text:style-name="T18">`</text:span></text:p>
              </text:list-item>
            </text:list>
          </draw:text-box>
        </draw:frame>
        <draw:frame draw:style-name="gr19" draw:text-style-name="P25" draw:layer="layout" svg:width="8.636cm" svg:height="11.177cm" svg:x="3.302cm" svg:y="9.169cm">
          <draw:text-box>
            <text:p text:style-name="P23"><text:span text:style-name="T23">F</text:span><text:span text:style-name="T24"> <text:s/></text:span><text:span text:style-name="T9"><text:s text:c="10"/>L</text:span></text:p>
            <text:p text:style-name="P23"><text:span text:style-name="T25">$</text:span><text:span text:style-name="T24"> <text:s/></text:span><text:span text:style-name="T15">mississipp</text:span><text:span text:style-name="T25">i</text:span><text:span text:style-name="T26">1</text:span></text:p>
            <text:p text:style-name="P24"><text:span text:style-name="T27">i</text:span><text:span text:style-name="T29">1 </text:span><text:span text:style-name="T30">$mississip</text:span><text:span text:style-name="T27">p</text:span><text:span text:style-name="T29">1</text:span></text:p>
            <text:p text:style-name="P24"><text:span text:style-name="T31">i</text:span><text:span text:style-name="T29">2 </text:span><text:span text:style-name="T30">ppi$missis</text:span><text:span text:style-name="T31">s</text:span><text:span text:style-name="T29">1</text:span></text:p>
            <text:p text:style-name="P24"><text:span text:style-name="T31">i</text:span><text:span text:style-name="T29">3 </text:span><text:span text:style-name="T30">ssippi$mis</text:span><text:span text:style-name="T31">s</text:span><text:span text:style-name="T29">2</text:span></text:p>
            <text:p text:style-name="P24"><text:span text:style-name="T31">i</text:span><text:span text:style-name="T29">4 </text:span><text:span text:style-name="T30">ssissippi$</text:span><text:span text:style-name="T31">m</text:span><text:span text:style-name="T29">1</text:span></text:p>
            <text:p text:style-name="P24"><text:span text:style-name="T31">m</text:span><text:span text:style-name="T29">1 </text:span><text:span text:style-name="T30">ississippi</text:span><text:span text:style-name="T32">$</text:span></text:p>
            <text:p text:style-name="P24"><text:span text:style-name="T31">p</text:span><text:span text:style-name="T29">1 </text:span><text:span text:style-name="T30">i$mississi</text:span><text:span text:style-name="T31">p</text:span><text:span text:style-name="T29">2</text:span></text:p>
            <text:p text:style-name="P24"><text:span text:style-name="T31">p</text:span><text:span text:style-name="T29">2 </text:span><text:span text:style-name="T30">pi$mississ</text:span><text:span text:style-name="T31">i</text:span><text:span text:style-name="T29">2</text:span></text:p>
            <text:p text:style-name="P24"><text:span text:style-name="T31">s</text:span><text:span text:style-name="T29">1 </text:span><text:span text:style-name="T30">ippi$missi</text:span><text:span text:style-name="T31">s</text:span><text:span text:style-name="T29">3</text:span></text:p>
            <text:p text:style-name="P24"><text:span text:style-name="T31">s</text:span><text:span text:style-name="T29">2 </text:span><text:span text:style-name="T30">issippi$mi</text:span><text:span text:style-name="T31">s</text:span><text:span text:style-name="T29">4</text:span></text:p>
            <text:p text:style-name="P24"><text:span text:style-name="T31">s</text:span><text:span text:style-name="T29">3 </text:span><text:span text:style-name="T30">sippi$miss</text:span><text:span text:style-name="T31">i</text:span><text:span text:style-name="T29">3 </text:span></text:p>
            <text:p text:style-name="P24"><text:span text:style-name="T31">s</text:span><text:span text:style-name="T29">4 </text:span><text:span text:style-name="T30">sissippi$m</text:span><text:span text:style-name="T31">i</text:span><text:span text:style-name="T29">4</text:span></text:p>
          </draw:text-box>
        </draw:frame>
        <draw:frame draw:style-name="gr20" draw:text-style-name="P28" draw:layer="layout" svg:width="12.192cm" svg:height="2.032cm" svg:x="14.732cm" svg:y="11.938cm">
          <draw:text-box>
            <text:p><text:span text:style-name="T7">S = .........</text:span><text:span text:style-name="T36">p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34">What is the Index of Coincidence?</text:span></text:p>
              <text:p><text:span text:style-name="T34"/></text:p>
              <text:p><text:span text:style-name="T34">The coincidence index is an </text:span><text:span text:style-name="T34">indicator used in cryptanalysis </text:span><text:span text:style-name="T34">which makes it possible to </text:span><text:span text:style-name="T34">evaluate the global distribution of </text:span><text:span text:style-name="T34">letters in encrypted message for a </text:span><text:span text:style-name="T34">given alphabet.</text:span></text:p>
              <text:p><text:span text:style-name="T34"/></text:p>
            </draw:text-box>
          </draw:frame>
        </presentation:notes>
      </draw:page>
      <draw:page draw:name="page14" draw:style-name="dp1" draw:master-page-name="bebo_5f_minimal" presentation:presentation-page-layout-name="AL2T1">
        <office:forms form:automatic-focus="false" form:apply-design-mode="false"/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Deciphering phase - </text:span><text:span text:style-name="T5">improvements (3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18">Search for `</text:span><text:span text:style-name="T19">p</text:span><text:span text:style-name="T35">1</text:span><text:span text:style-name="T18">` in `</text:span><text:span text:style-name="T19">F</text:span><text:span text:style-name="T18">`, go backwards in `</text:span><text:span text:style-name="T19">L</text:span><text:span text:style-name="T18">` and find `</text:span><text:span text:style-name="T19">p</text:span><text:span text:style-name="T35">2</text:span><text:span text:style-name="T18">`</text:span></text:p>
              </text:list-item>
              <text:list-item>
                <text:p text:style-name="P11"><text:span text:style-name="T18">Search for `</text:span><text:span text:style-name="T19">p</text:span><text:span text:style-name="T35">2</text:span><text:span text:style-name="T18">` in `</text:span><text:span text:style-name="T19">F</text:span><text:span text:style-name="T18">`, go backwards in `</text:span><text:span text:style-name="T19">L</text:span><text:span text:style-name="T18">` and find `</text:span><text:span text:style-name="T19">i</text:span><text:span text:style-name="T35">2</text:span><text:span text:style-name="T18">`</text:span></text:p>
              </text:list-item>
            </text:list>
          </draw:text-box>
        </draw:frame>
        <draw:frame draw:style-name="gr21" draw:text-style-name="P25" draw:layer="layout" svg:width="8.636cm" svg:height="11.177cm" svg:x="3.302cm" svg:y="9.169cm">
          <draw:text-box>
            <text:p text:style-name="P23"><text:span text:style-name="T23">F</text:span><text:span text:style-name="T24"> <text:s/></text:span><text:span text:style-name="T9"><text:s text:c="10"/>L</text:span></text:p>
            <text:p text:style-name="P23"><text:span text:style-name="T37">$</text:span><text:span text:style-name="T24"> <text:s/></text:span><text:span text:style-name="T15">mississipp</text:span><text:span text:style-name="T37">i</text:span><text:span text:style-name="T38">1</text:span></text:p>
            <text:p text:style-name="P24"><text:span text:style-name="T39">i</text:span><text:span text:style-name="T29">1 </text:span><text:span text:style-name="T30">$mississip</text:span><text:span text:style-name="T39">p</text:span><text:span text:style-name="T29">1</text:span></text:p>
            <text:p text:style-name="P24"><text:span text:style-name="T31">i</text:span><text:span text:style-name="T29">2 </text:span><text:span text:style-name="T30">ppi$missis</text:span><text:span text:style-name="T31">s</text:span><text:span text:style-name="T29">1</text:span></text:p>
            <text:p text:style-name="P24"><text:span text:style-name="T31">i</text:span><text:span text:style-name="T29">3 </text:span><text:span text:style-name="T30">ssippi$mis</text:span><text:span text:style-name="T31">s</text:span><text:span text:style-name="T29">2</text:span></text:p>
            <text:p text:style-name="P24"><text:span text:style-name="T31">i</text:span><text:span text:style-name="T29">4 </text:span><text:span text:style-name="T30">ssissippi$</text:span><text:span text:style-name="T31">m</text:span><text:span text:style-name="T29">1</text:span></text:p>
            <text:p text:style-name="P24"><text:span text:style-name="T31">m</text:span><text:span text:style-name="T29">1 </text:span><text:span text:style-name="T30">ississippi</text:span><text:span text:style-name="T32">$</text:span></text:p>
            <text:p text:style-name="P24"><text:span text:style-name="T27">p</text:span><text:span text:style-name="T28">1 </text:span><text:span text:style-name="T30">i$mississi</text:span><text:span text:style-name="T27">p</text:span><text:span text:style-name="T28">2</text:span></text:p>
            <text:p text:style-name="P24"><text:span text:style-name="T27">p</text:span><text:span text:style-name="T28">2 </text:span><text:span text:style-name="T30">pi$mississ</text:span><text:span text:style-name="T27">i</text:span><text:span text:style-name="T28">2</text:span></text:p>
            <text:p text:style-name="P24"><text:span text:style-name="T31">s</text:span><text:span text:style-name="T29">1 </text:span><text:span text:style-name="T30">ippi$missi</text:span><text:span text:style-name="T31">s</text:span><text:span text:style-name="T29">3</text:span></text:p>
            <text:p text:style-name="P24"><text:span text:style-name="T31">s</text:span><text:span text:style-name="T29">2 </text:span><text:span text:style-name="T30">issippi$mi</text:span><text:span text:style-name="T31">s</text:span><text:span text:style-name="T29">4</text:span></text:p>
            <text:p text:style-name="P24"><text:span text:style-name="T31">s</text:span><text:span text:style-name="T29">3 </text:span><text:span text:style-name="T30">sippi$miss</text:span><text:span text:style-name="T31">i</text:span><text:span text:style-name="T29">3 </text:span></text:p>
            <text:p text:style-name="P24"><text:span text:style-name="T31">s</text:span><text:span text:style-name="T29">4 </text:span><text:span text:style-name="T30">sissippi$m</text:span><text:span text:style-name="T31">i</text:span><text:span text:style-name="T29">4</text:span></text:p>
          </draw:text-box>
        </draw:frame>
        <draw:frame draw:style-name="gr20" draw:text-style-name="P28" draw:layer="layout" svg:width="12.192cm" svg:height="2.032cm" svg:x="14.732cm" svg:y="11.938cm">
          <draw:text-box>
            <text:p><text:span text:style-name="T7">S = .......</text:span><text:span text:style-name="T36">ipp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34">What is the Index of Coincidence?</text:span></text:p>
              <text:p><text:span text:style-name="T34"/></text:p>
              <text:p><text:span text:style-name="T34">The coincidence index is an </text:span><text:span text:style-name="T34">indicator used in cryptanalysis </text:span><text:span text:style-name="T34">which makes it possible to </text:span><text:span text:style-name="T34">evaluate the global distribution of </text:span><text:span text:style-name="T34">letters in encrypted message for a </text:span><text:span text:style-name="T34">given alphabet.</text:span></text:p>
              <text:p><text:span text:style-name="T34"/></text:p>
            </draw:text-box>
          </draw:frame>
        </presentation:notes>
      </draw:page>
      <draw:page draw:name="page15" draw:style-name="dp1" draw:master-page-name="bebo_5f_minimal" presentation:presentation-page-layout-name="AL2T1">
        <office:forms form:automatic-focus="false" form:apply-design-mode="false"/>
        <draw:frame presentation:style-name="pr19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Deciphering phase - </text:span><text:span text:style-name="T5">improvements (4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18">No need to rebuild the original matrix</text:span></text:p>
              </text:list-item>
              <text:list-item>
                <text:p text:style-name="P11"><text:span text:style-name="T18">Linear memory consumption: </text:span><text:span text:style-name="T19">2 N</text:span><text:span text:style-name="T40"> → </text:span><text:span text:style-name="T19">O(N)</text:span></text:p>
              </text:list-item>
              <text:list-item>
                <text:p text:style-name="P11"><text:span text:style-name="T18">Linear number of computations to build the 2 first-last array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34">What is the Index of Coincidence?</text:span></text:p>
              <text:p><text:span text:style-name="T34"/></text:p>
              <text:p><text:span text:style-name="T34">The coincidence index is an </text:span><text:span text:style-name="T34">indicator used in cryptanalysis </text:span><text:span text:style-name="T34">which makes it possible to </text:span><text:span text:style-name="T34">evaluate the global distribution of </text:span><text:span text:style-name="T34">letters in encrypted message for a </text:span><text:span text:style-name="T34">given alphabet.</text:span></text:p>
              <text:p><text:span text:style-name="T34"/></text:p>
            </draw:text-box>
          </draw:frame>
        </presentation:notes>
      </draw:page>
      <draw:page draw:name="page16" draw:style-name="dp1" draw:master-page-name="bebo_5f_minimal" presentation:presentation-page-layout-name="AL2T1">
        <office:forms form:automatic-focus="false" form:apply-design-mode="false"/>
        <draw:frame presentation:style-name="pr20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Relevant </text:span><text:span text:style-name="T5">compression </text:span><text:span text:style-name="T5">techniques (1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11"><text:span text:style-name="T22">Move-to-front transform</text:span><text:span text:style-name="T18"> encoding can be applied after BWT and can improve Index Coincidence</text:span></text:p>
              </text:list-item>
              <text:list-item>
                <text:p text:style-name="P11"><text:span text:style-name="T18">using the alphabet </text:span><text:span text:style-name="T19">a..z</text:span><text:span text:style-name="T18">, take a string (e.g., <text:s/></text:span><text:span text:style-name="T18"><text:line-break/></text:span><text:span text:style-name="T18">`S = </text:span><text:span text:style-name="T19">ipssm$pissii</text:span><text:span text:style-name="T18">` ), note the index of each element</text:span></text:p>
                <text:p text:style-name="P11"><text:span text:style-name="T18">but also modify the alphabet by moving to the front the last char of the alphabet used</text:span></text:p>
              </text:list-item>
              <text:list-item>
                <text:p text:style-name="P11"><text:span text:style-name="T18">There will be lots of low index values</text:span></text:p>
              </text:list-item>
            </text:list>
          </draw:text-box>
        </draw:frame>
        <draw:frame draw:style-name="gr22" draw:text-style-name="P29" draw:layer="layout" svg:width="21.59cm" svg:height="2.032cm" svg:x="3.205cm" svg:y="16.002cm">
          <draw:text-box>
            <text:p text:style-name="P6"><text:span text:style-name="T41">MTF(S, “a..z+$”) = [8, 15, 18, </text:span><text:span text:style-name="T41">0, 14, 26, 3, 4, 4, 0, 1, 0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34">What is the Index of Coincidence?</text:span></text:p>
              <text:p><text:span text:style-name="T34"/></text:p>
              <text:p><text:span text:style-name="T34">The coincidence index is an </text:span><text:span text:style-name="T34">indicator used in cryptanalysis </text:span><text:span text:style-name="T34">which makes it possible to </text:span><text:span text:style-name="T34">evaluate the global distribution of </text:span><text:span text:style-name="T34">letters in encrypted message for a </text:span><text:span text:style-name="T34">given alphabet.</text:span></text:p>
              <text:p><text:span text:style-name="T34"/></text:p>
            </draw:text-box>
          </draw:frame>
        </presentation:notes>
      </draw:page>
      <draw:page draw:name="page17" draw:style-name="dp1" draw:master-page-name="bebo_5f_minimal" presentation:presentation-page-layout-name="AL2T1">
        <office:forms form:automatic-focus="false" form:apply-design-mode="false"/>
        <draw:frame presentation:style-name="pr21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Relevant </text:span><text:span text:style-name="T5">compression </text:span><text:span text:style-name="T5">techniques (2)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>An encoded `<text:span text:style-name="T42">L</text:span>` string can be compressed with, e.g., <text:span text:style-name="T43">run-length encoding</text:span>.</text:p>
              </text:list-item>
              <text:list-item>
                <text:p>For long strings, it reduces the memory needed, especially with short alphabets (e.g., DNA strings)</text:p>
              </text:list-item>
            </text:list>
          </draw:text-box>
        </draw:frame>
        <draw:frame draw:style-name="gr23" draw:text-style-name="P7" draw:layer="layout" svg:width="24.13cm" svg:height="2.286cm" svg:x="1.935cm" svg:y="14.478cm">
          <draw:text-box>
            <text:list text:style-name="L1">
              <text:list-header>
                <text:p text:style-name="P6"><text:span text:style-name="T44">RLE('ipssm$pissii') = </text:span><text:span text:style-name="T44">i1 p1 s2 m1 $1 p1 s2 </text:span><text:span text:style-name="T44">i2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34">What is the Index of Coincidence?</text:span></text:p>
              <text:p><text:span text:style-name="T34"/></text:p>
              <text:p><text:span text:style-name="T34">The coincidence index is an </text:span><text:span text:style-name="T34">indicator used in cryptanalysis </text:span><text:span text:style-name="T34">which makes it possible to </text:span><text:span text:style-name="T34">evaluate the global distribution of </text:span><text:span text:style-name="T34">letters in encrypted message for a </text:span><text:span text:style-name="T34">given alphabet.</text:span></text:p>
              <text:p><text:span text:style-name="T34"/></text:p>
            </draw:text-box>
          </draw:frame>
        </presentation:notes>
      </draw:page>
      <draw:page draw:name="page18" draw:style-name="dp1" draw:master-page-name="bebo_5f_minimal" presentation:presentation-page-layout-name="AL2T1">
        <office:forms form:automatic-focus="false" form:apply-design-mode="false"/>
        <draw:frame presentation:style-name="pr22" draw:text-style-name="P10" draw:layer="layout" svg:width="25.199cm" svg:height="2.465cm" svg:x="1.401cm" svg:y="0.837cm" presentation:class="title" presentation:user-transformed="true">
          <draw:text-box>
            <text:p text:style-name="P9"><text:span text:style-name="T5">Comparison with </text:span><text:span text:style-name="T5">other compression </text:span><text:span text:style-name="T5">progr.</text:span></text:p>
          </draw:text-box>
        </draw:frame>
        <draw:frame draw:style-name="standard" draw:layer="layout" svg:width="24.252cm" svg:height="8.699cm" svg:x="1.874cm" svg:y="6.1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0">Program<text:line-break/>name</text:p>
              </table:table-cell>
              <table:table-cell table:style-name="ce2" table:number-columns-spanned="2">
                <text:p text:style-name="P31">CPU Time (s)<text:line-break/><text:span text:style-name="T45"> <text:s/>Compression <text:s text:c="9"/>Decompression</text:span></text:p>
              </table:table-cell>
              <table:covered-table-cell table:style-name="ce2"/>
              <table:table-cell>
                <text:p text:style-name="P30">Average<text:line-break/>bit/char</text:p>
              </table:table-cell>
            </table:table-row>
            <table:table-row table:style-name="ro1" table:default-cell-style-name="ce3">
              <table:table-cell>
                <text:p text:style-name="P32">compress</text:p>
              </table:table-cell>
              <table:table-cell>
                <text:p text:style-name="P32">9.6</text:p>
              </table:table-cell>
              <table:table-cell>
                <text:p text:style-name="P32">5.2</text:p>
              </table:table-cell>
              <table:table-cell>
                <text:p text:style-name="P32">3.63</text:p>
              </table:table-cell>
            </table:table-row>
            <table:table-row table:style-name="ro1" table:default-cell-style-name="ce3">
              <table:table-cell>
                <text:p text:style-name="P32">gzip</text:p>
              </table:table-cell>
              <table:table-cell>
                <text:p text:style-name="P32">42.6</text:p>
              </table:table-cell>
              <table:table-cell>
                <text:p text:style-name="P32">4.9</text:p>
              </table:table-cell>
              <table:table-cell>
                <text:p text:style-name="P32">2.71</text:p>
              </table:table-cell>
            </table:table-row>
            <table:table-row table:style-name="ro1" table:default-cell-style-name="ce4">
              <table:table-cell>
                <text:p text:style-name="P33">BWT + Huffman coder</text:p>
              </table:table-cell>
              <table:table-cell>
                <text:p text:style-name="P33">51.1</text:p>
              </table:table-cell>
              <table:table-cell>
                <text:p text:style-name="P33">9.4</text:p>
              </table:table-cell>
              <table:table-cell>
                <text:p text:style-name="P33">2.43</text:p>
              </table:table-cell>
            </table:table-row>
            <table:table-row table:style-name="ro1" table:default-cell-style-name="ce3">
              <table:table-cell>
                <text:p text:style-name="P32">comp-2</text:p>
              </table:table-cell>
              <table:table-cell>
                <text:p text:style-name="P32">603.2</text:p>
              </table:table-cell>
              <table:table-cell>
                <text:p text:style-name="P32">614.1</text:p>
              </table:table-cell>
              <table:table-cell>
                <text:p text:style-name="P32">2.4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><text:span text:style-name="T34">What is the Index of Coincidence?</text:span></text:p>
              <text:p><text:span text:style-name="T34"/></text:p>
              <text:p><text:span text:style-name="T34">The coincidence index is an </text:span><text:span text:style-name="T34">indicator used in cryptanalysis </text:span><text:span text:style-name="T34">which makes it possible to </text:span><text:span text:style-name="T34">evaluate the global distribution of </text:span><text:span text:style-name="T34">letters in encrypted message for a </text:span><text:span text:style-name="T34">given alphabet.</text:span></text:p>
              <text:p><text:span text:style-name="T34"/></text:p>
            </draw:text-box>
          </draw:frame>
        </presentation:notes>
      </draw:page>
      <draw:page draw:name="page19" draw:style-name="dp1" draw:master-page-name="bebo_5f_minimal" presentation:presentation-page-layout-name="AL2T1">
        <office:forms form:automatic-focus="false" form:apply-design-mode="false"/>
        <draw:frame presentation:style-name="pr23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5">References</text:span></text:p>
          </draw:text-box>
        </draw:frame>
        <draw:frame presentation:style-name="pr6" draw:text-style-name="P13" draw:layer="layout" svg:width="25.199cm" svg:height="13.029cm" svg:x="1.4cm" svg:y="5.08cm" presentation:class="outline" presentation:user-transformed="true">
          <draw:text-box>
            <text:list text:style-name="L2">
              <text:list-item>
                <text:p text:style-name="P9">Burrows, Michael; Wheeler, David J. (1994), <text:a xlink:href="http://www.hpl.hp.com/techreports/Compaq-DEC/SRC-RR-124.html" xlink:type="simple">A block sorting lossless data compression algorithm</text:a>, Technical Report 124, Digital Equipment Corpo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27" draw:layer="layout" svg:width="17.271cm" svg:height="12.572cm" svg:x="2.159cm" svg:y="13.271cm" presentation:class="notes" presentation:user-transformed="true">
            <draw:text-box>
              <text:p text:style-name="P34"><text:span text:style-name="T34">What is the Index of Coincidence?</text:span></text:p>
              <text:p text:style-name="P34"><text:span text:style-name="T34"/></text:p>
              <text:p text:style-name="P34"><text:span text:style-name="T34">The coincidence index is an </text:span><text:span text:style-name="T34">indicator used in cryptanalysis </text:span><text:span text:style-name="T34">which makes it possible to </text:span><text:span text:style-name="T34">evaluate the global distribution of </text:span><text:span text:style-name="T34">letters in encrypted message for a </text:span><text:span text:style-name="T34">given alphabet.</text:span></text:p>
              <text:p text:style-name="P34"><text:span text:style-name="T3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556000003001AC44B9E06B12F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ebo_5f_minimal-background" style:display-name="bebo_minimal-background" style:family="presentation">
      <style:graphic-properties draw:stroke="none" draw:fill="bitmap" draw:fill-image-name="background" style:repeat="stretch"/>
      <style:text-properties style:letter-kerning="true"/>
    </style:style>
    <style:style style:name="bebo_5f_minimal-backgroundobjects" style:display-name="bebo_minim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bo_5f_minimal-notes" style:display-name="bebo_minim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bo_5f_minimal-outline1" style:display-name="bebo_minimal-outline1" style:family="presentation">
      <style:graphic-properties draw:stroke="none" draw:fill="none" draw:auto-grow-height="false" draw:fit-to-size="shrink-to-fit">
        <text:list-style style:name="bebo_5f_minimal-outline1" style:display-name="bebo_mini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ebo_5f_minimal-outline2" style:display-name="bebo_minimal-outline2" style:family="presentation" style:parent-style-name="bebo_5f_minimal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ebo_5f_minimal-outline3" style:display-name="bebo_minimal-outline3" style:family="presentation" style:parent-style-name="bebo_5f_minimal-outline2">
      <style:paragraph-properties fo:margin-left="0cm" fo:margin-right="0cm" fo:margin-top="0.3cm" fo:margin-bottom="0cm" fo:text-indent="0cm"/>
      <style:text-properties fo:font-size="22pt" style:font-size-asian="22pt" style:font-size-complex="22pt"/>
    </style:style>
    <style:style style:name="bebo_5f_minimal-outline4" style:display-name="bebo_minimal-outline4" style:family="presentation" style:parent-style-name="bebo_5f_minim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bo_5f_minimal-outline5" style:display-name="bebo_minimal-outline5" style:family="presentation" style:parent-style-name="bebo_5f_minim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outline6" style:display-name="bebo_minimal-outline6" style:family="presentation" style:parent-style-name="bebo_5f_minim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outline7" style:display-name="bebo_minimal-outline7" style:family="presentation" style:parent-style-name="bebo_5f_minim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outline8" style:display-name="bebo_minimal-outline8" style:family="presentation" style:parent-style-name="bebo_5f_minim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outline9" style:display-name="bebo_minimal-outline9" style:family="presentation" style:parent-style-name="bebo_5f_minim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subtitle" style:display-name="bebo_minimal-subtitle" style:family="presentation">
      <style:graphic-properties draw:stroke="none" draw:fill="none" draw:textarea-vertical-align="middle">
        <text:list-style style:name="bebo_5f_minimal-subtitle" style:display-name="bebo_minim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bo_5f_minimal-title" style:display-name="bebo_minimal-title" style:family="presentation">
      <style:graphic-properties draw:stroke="none" draw:fill="none" draw:textarea-vertical-align="middle">
        <text:list-style style:name="bebo_5f_minimal-title" style:display-name="bebo_minim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bo_5f_minimal-title">
      <style:graphic-properties draw:auto-grow-height="false" fo:min-height="3.507cm"/>
    </style:style>
    <style:style style:name="Mpr2" style:family="presentation" style:parent-style-name="bebo_5f_minimal-outline1">
      <style:graphic-properties fo:min-height="12.18cm"/>
    </style:style>
    <style:style style:name="Mpr3" style:family="presentation" style:parent-style-name="bebo_5f_minimal-backgroundobjects">
      <style:graphic-properties draw:stroke="none" draw:fill="none" draw:fill-color="#ffffff" draw:auto-grow-height="false" fo:min-height="1.449cm"/>
    </style:style>
    <style:style style:name="Mpr4" style:family="presentation" style:parent-style-name="bebo_5f_minimal-backgroundobjects">
      <style:graphic-properties draw:stroke="none" draw:fill="none" draw:fill-color="#ffffff" draw:auto-grow-height="false" fo:min-height="1.397cm"/>
    </style:style>
    <style:style style:name="Mpr5" style:family="presentation" style:parent-style-name="bebo_5f_minima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ebo_5f_minimal" style:display-name="bebo_minimal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bo_5f_minimal-title" draw:layer="backgroundobjects" svg:width="13.968cm" svg:height="10.476cm" svg:x="3.81cm" svg:y="2.123cm" presentation:class="page"/>
        <draw:frame presentation:style-name="bebo_5f_minimal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7:17:02.024012825</meta:creation-date>
    <dc:date>2018-07-06T21:17:49.704981747</dc:date>
    <meta:editing-duration>PT2H53M10S</meta:editing-duration>
    <meta:editing-cycles>24</meta:editing-cycles>
    <meta:generator>LibreOffice/5.2.7.2$Linux_X86_64 LibreOffice_project/20$Build-2</meta:generator>
    <meta:document-statistic meta:object-count="130"/>
  </office:meta>
</office:document-meta>
</file>